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woSum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log(n)</text:p>
          </table:table-cell>
          <table:table-cell office:value-type="string" table:style-name="ce2">
            <text:p>T(n)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formula="of:=LOG([.A2])" table:style-name="ce1">
            <text:p>3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.3010299956639813" table:formula="of:=LOG([.A3])" table:style-name="ce1">
            <text:p>3.301029996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6020599913279625" table:formula="of:=LOG([.A4])" table:style-name="ce1">
            <text:p>3.602059991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3.9030899869919438" table:formula="of:=LOG([.A5])" table:style-name="ce1">
            <text:p>3.903089987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4.204119982655925" table:formula="of:=LOG([.A6])" table:style-name="ce1">
            <text:p>4.204119983</text:p>
          </table:table-cell>
          <table:table-cell office:value-type="float" office:value="0.2" table:style-name="ce1">
            <text:p>0.2</text:p>
          </table:table-cell>
          <table:table-cell table:number-columns-repeated="6"/>
          <table:table-cell table:style-name="ce1">
            <draw:frame draw:z-index="1" draw:id="id0" draw:style-name="a0" draw:name="Chart 1" svg:x="0.26042in" svg:y="0.02604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4.5051499783199063" table:formula="of:=LOG([.A7])" table:style-name="ce1">
            <text:p>4.505149978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  <table:table table:name="TwoSumFas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log(n)</text:p>
          </table:table-cell>
          <table:table-cell office:value-type="string" table:style-name="ce2">
            <text:p>T(n)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formula="of:=LOG([.A2])" table:style-name="ce1">
            <text:p>3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.3010299956639813" table:formula="of:=LOG([.A3])" table:style-name="ce1">
            <text:p>3.301029996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6020599913279625" table:formula="of:=LOG([.A4])" table:style-name="ce1">
            <text:p>3.602059991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3.9030899869919438" table:formula="of:=LOG([.A5])" table:style-name="ce1">
            <text:p>3.903089987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4.204119982655925" table:formula="of:=LOG([.A6])" table:style-name="ce1">
            <text:p>4.204119983</text:p>
          </table:table-cell>
          <table:table-cell office:value-type="float" office:value="1E-4" table:style-name="ce1">
            <text:p>0.0001</text:p>
          </table:table-cell>
          <table:table-cell table:number-columns-repeated="16381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4.5051499783199063" table:formula="of:=LOG([.A7])" table:style-name="ce1">
            <text:p>4.505149978</text:p>
          </table:table-cell>
          <table:table-cell office:value-type="float" office:value="1E-4" table:style-name="ce1">
            <text:p>0.0001</text:p>
          </table:table-cell>
          <table:table-cell table:number-columns-repeated="4"/>
          <table:table-cell table:style-name="ce1">
            <draw:frame draw:z-index="1" draw:id="id1" draw:style-name="a1" draw:name="Chart 1" svg:x="0.65625in" svg:y="0.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number-rows-repeated="1048569" table:style-name="ro1">
          <table:table-cell table:number-columns-repeated="16384"/>
        </table:table-row>
      </table:table>
      <table:table table:name="ThreeSum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log(n)</text:p>
          </table:table-cell>
          <table:table-cell office:value-type="string" table:style-name="ce2">
            <text:p>T(n)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formula="of:=LOG([.A2])" table:style-name="ce1">
            <text:p>3</text:p>
          </table:table-cell>
          <table:table-cell office:value-type="float" office:value="0.2" table:style-name="ce1">
            <text:p>0.2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.3010299956639813" table:formula="of:=LOG([.A3])" table:style-name="ce1">
            <text:p>3.301029996</text:p>
          </table:table-cell>
          <table:table-cell office:value-type="float" office:value="1.7" table:style-name="ce1">
            <text:p>1.7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6020599913279625" table:formula="of:=LOG([.A4])" table:style-name="ce1">
            <text:p>3.602059991</text:p>
          </table:table-cell>
          <table:table-cell office:value-type="float" office:value="13.5" table:style-name="ce1">
            <text:p>13.5</text:p>
          </table:table-cell>
          <table:table-cell table:number-columns-repeated="16381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3.9030899869919438" table:formula="of:=LOG([.A5])" table:style-name="ce1">
            <text:p>3.903089987</text:p>
          </table:table-cell>
          <table:table-cell office:value-type="float" office:value="85.7" table:style-name="ce1">
            <text:p>85.7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4.204119982655925" table:formula="of:=LOG([.A6])" table:style-name="ce1">
            <text:p>4.204119983</text:p>
          </table:table-cell>
          <table:table-cell office:value-type="float" office:value="676.4" table:style-name="ce1">
            <text:p>676.4</text:p>
          </table:table-cell>
          <table:table-cell table:number-columns-repeated="16381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4.5051499783199063" table:formula="of:=LOG([.A7])" table:style-name="ce1">
            <text:p>4.505149978</text:p>
          </table:table-cell>
          <table:table-cell office:value-type="float" office:value="5471.1" table:style-name="ce1">
            <text:p>5471.1</text:p>
          </table:table-cell>
          <table:table-cell table:number-columns-repeated="16381"/>
        </table:table-row>
        <table:table-row table:style-name="ro1">
          <table:table-cell table:number-columns-repeated="5"/>
          <table:table-cell table:style-name="ce1">
            <draw:frame draw:z-index="1" draw:id="id2" draw:style-name="a2" draw:name="Chart 1" svg:x="0.07292in" svg:y="0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ThreeSumFast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n</text:p>
          </table:table-cell>
          <table:table-cell office:value-type="string" table:style-name="ce2">
            <text:p>log(n)</text:p>
          </table:table-cell>
          <table:table-cell office:value-type="string" table:style-name="ce2">
            <text:p>T(n)</text:p>
          </table:table-cell>
          <table:table-cell table:number-columns-repeated="16381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3" table:formula="of:=LOG([.A2])" table:style-name="ce1">
            <text:p>3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3.3010299956639813" table:formula="of:=LOG([.A3])" table:style-name="ce1">
            <text:p>3.301029996</text:p>
          </table:table-cell>
          <table:table-cell office:value-type="float" office:value="0.1" table:style-name="ce1">
            <text:p>0.1</text:p>
          </table:table-cell>
          <table:table-cell table:number-columns-repeated="16381"/>
        </table:table-row>
        <table:table-row table:style-name="ro1">
          <table:table-cell office:value-type="float" office:value="4000" table:style-name="ce1">
            <text:p>4000</text:p>
          </table:table-cell>
          <table:table-cell office:value-type="float" office:value="3.6020599913279625" table:formula="of:=LOG([.A4])" table:style-name="ce1">
            <text:p>3.602059991</text:p>
          </table:table-cell>
          <table:table-cell office:value-type="float" office:value="0.3" table:style-name="ce1">
            <text:p>0.3</text:p>
          </table:table-cell>
          <table:table-cell/>
          <table:table-cell table:style-name="ce1">
            <draw:frame draw:z-index="1" draw:id="id3" draw:style-name="a3" draw:name="Chart 1" svg:x="0.17708in" svg:y="0.13542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office:value-type="float" office:value="8000" table:style-name="ce1">
            <text:p>8000</text:p>
          </table:table-cell>
          <table:table-cell office:value-type="float" office:value="3.9030899869919438" table:formula="of:=LOG([.A5])" table:style-name="ce1">
            <text:p>3.903089987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float" office:value="16000" table:style-name="ce1">
            <text:p>16000</text:p>
          </table:table-cell>
          <table:table-cell office:value-type="float" office:value="4.204119982655925" table:formula="of:=LOG([.A6])" table:style-name="ce1">
            <text:p>4.204119983</text:p>
          </table:table-cell>
          <table:table-cell office:value-type="float" office:value="3.7" table:style-name="ce1">
            <text:p>3.7</text:p>
          </table:table-cell>
          <table:table-cell table:number-columns-repeated="16381"/>
        </table:table-row>
        <table:table-row table:style-name="ro1">
          <table:table-cell office:value-type="float" office:value="32000" table:style-name="ce1">
            <text:p>32000</text:p>
          </table:table-cell>
          <table:table-cell office:value-type="float" office:value="4.5051499783199063" table:formula="of:=LOG([.A7])" table:style-name="ce1">
            <text:p>4.50514997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3"/>
          <table:table-cell table:style-name="ce1">
            <draw:frame draw:z-index="2" draw:id="id4" draw:style-name="a4" draw:name="Chart 2" svg:x="0.625in" svg:y="0.17708in" svg:width="5in" svg:height="3.13542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emplate</meta:initial-creator>
    <dc:creator>template</dc:creator>
    <meta:creation-date>2018-02-18T22:14:20Z</meta:creation-date>
    <dc:date>2018-02-18T23:25:50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woSum.java runtime given input length 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woSum.$B$2:.$B$7"/>
          </chart:axis>
          <chart:axis chart:dimension="y" chart:name="primary-y" chart:style-name="Axs1">
            <chart:title chart:style-name="AT01">
              <text:p text:style-name="a2" text:class-names="" text:cond-style-name="">T(n)</text:p>
            </chart:title>
            <chart:grid chart:class="major" chart:style-name="GMa1"/>
          </chart:axis>
          <chart:series chart:label-cell-address="TwoSum.$B$1" chart:values-cell-range-address="TwoSum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woSumFast.java runtime given input length 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woSumFast.$B$2:.$B$7"/>
          </chart:axis>
          <chart:axis chart:dimension="y" chart:name="primary-y" chart:style-name="Axs1">
            <chart:title chart:style-name="AT01">
              <text:p text:style-name="a2" text:class-names="" text:cond-style-name="">T(n)</text:p>
            </chart:title>
            <chart:grid chart:class="major" chart:style-name="GMa1"/>
          </chart:axis>
          <chart:series chart:label-cell-address="TwoSumFast.$B$1" chart:values-cell-range-address="TwoSumFast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hreeSum.java runtime given input length 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hreeSum.$B$2:.$B$7"/>
          </chart:axis>
          <chart:axis chart:dimension="y" chart:name="primary-y" chart:style-name="Axs1">
            <chart:title chart:style-name="AT01">
              <text:p text:style-name="a2" text:class-names="" text:cond-style-name="">T(n)</text:p>
            </chart:title>
            <chart:grid chart:class="major" chart:style-name="GMa1"/>
          </chart:axis>
          <chart:series chart:label-cell-address="ThreeSum.$B$1" chart:values-cell-range-address="ThreeSum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hreeSumFast.java runtime given input length 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hreeSum.$B$2:.$B$7"/>
          </chart:axis>
          <chart:axis chart:dimension="y" chart:name="primary-y" chart:style-name="Axs1">
            <chart:title chart:style-name="AT01">
              <text:p text:style-name="a2" text:class-names="" text:cond-style-name="">T(n)</text:p>
            </chart:title>
            <chart:grid chart:class="major" chart:style-name="GMa1"/>
          </chart:axis>
          <chart:series chart:label-cell-address="ThreeSumFast.$B$1" chart:values-cell-range-address="ThreeSumFast.$C$2:.$C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9">
      <number:number number:decimal-places="3" number:min-integer-digits="1" number:grouping="true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39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25.75pt" svg:width="360.0pt" chart:style-name="Crt0">
        <chart:title chart:style-name="CT00">
          <text:p text:style-name="a0" text:class-names="" text:cond-style-name="">All runtimes given input length n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title chart:style-name="AT00">
              <text:p text:style-name="a1" text:class-names="" text:cond-style-name="">log(n)</text:p>
            </chart:title>
            <chart:categories table:cell-range-address="ThreeSum.$B$2:.$B$7"/>
          </chart:axis>
          <chart:axis chart:dimension="y" chart:name="primary-y" chart:style-name="Axs1">
            <chart:title chart:style-name="AT01">
              <text:p text:style-name="a2" text:class-names="" text:cond-style-name="">log(T(n))</text:p>
            </chart:title>
            <chart:grid chart:class="major" chart:style-name="GMa1"/>
          </chart:axis>
          <chart:series chart:values-cell-range-address="ThreeSumFast.$C$2:.$C$7" chart:class="chart:line" chart:attached-axis="primary-y" chart:style-name="G0S0">
            <chart:data-point chart:repeated="6"/>
          </chart:series>
          <chart:series chart:values-cell-range-address="TwoSumFast.$C$2:.$C$7" chart:class="chart:line" chart:attached-axis="primary-y" chart:style-name="G0S1">
            <chart:data-point chart:repeated="6"/>
          </chart:series>
          <chart:series chart:values-cell-range-address="ThreeSum.$C$2:.$C$7" chart:class="chart:line" chart:attached-axis="primary-y" chart:style-name="G0S2">
            <chart:data-point chart:repeated="6"/>
          </chart:series>
          <chart:series chart:values-cell-range-address="TwoSum.$C$2:.$C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